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31">
            <text:p>15031</text:p>
          </table:table-cell>
          <table:table-cell office:value-type="float" office:value="20031">
            <text:p>20031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31">
            <text:p>35031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00">
            <text:p>65000</text:p>
          </table:table-cell>
          <table:table-cell office:value-type="float" office:value="70031">
            <text:p>70031</text:p>
          </table:table-cell>
          <table:table-cell office:value-type="float" office:value="75015">
            <text:p>75015</text:p>
          </table:table-cell>
          <table:table-cell office:value-type="float" office:value="80000">
            <text:p>80000</text:p>
          </table:table-cell>
          <table:table-cell office:value-type="float" office:value="85015">
            <text:p>85015</text:p>
          </table:table-cell>
          <table:table-cell office:value-type="float" office:value="90031">
            <text:p>90031</text:p>
          </table:table-cell>
          <table:table-cell office:value-type="float" office:value="95031">
            <text:p>95031</text:p>
          </table:table-cell>
          <table:table-cell office:value-type="float" office:value="100031">
            <text:p>100031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31">
            <text:p>155031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31">
            <text:p>225031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5">
            <text:p>240015</text:p>
          </table:table-cell>
          <table:table-cell office:value-type="float" office:value="245000">
            <text:p>245000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31">
            <text:p>260031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table:style-name="ce1" office:value-type="float" office:value="192193.159662487">
            <text:p>192193,15966249</text:p>
          </table:table-cell>
          <table:table-cell table:style-name="ce1" office:value-type="float" office:value="190562.024182535">
            <text:p>190562,02418254</text:p>
          </table:table-cell>
          <table:table-cell table:number-columns-repeated="4" table:style-name="ce1" office:value-type="float" office:value="187473.903814908">
            <text:p>187473,90381491</text:p>
          </table:table-cell>
          <table:table-cell table:style-name="ce1" office:value-type="float" office:value="186083.732870039">
            <text:p>186083,73287004</text:p>
          </table:table-cell>
          <table:table-cell table:number-columns-repeated="5" table:style-name="ce1" office:value-type="float" office:value="185052.021372641">
            <text:p>185052,02137264</text:p>
          </table:table-cell>
          <table:table-cell table:style-name="ce1" office:value-type="float" office:value="183979.904647305">
            <text:p>183979,90464731</text:p>
          </table:table-cell>
          <table:table-cell table:number-columns-repeated="3" table:style-name="ce1" office:value-type="float" office:value="182628.63218538">
            <text:p>182628,63218538</text:p>
          </table:table-cell>
          <table:table-cell table:style-name="ce1" office:value-type="float" office:value="182040.065500028">
            <text:p>182040,06550003</text:p>
          </table:table-cell>
          <table:table-cell table:number-columns-repeated="3" table:style-name="ce1" office:value-type="float" office:value="180281.830959479">
            <text:p>180281,83095948</text:p>
          </table:table-cell>
          <table:table-cell table:style-name="ce1" office:value-type="float" office:value="179905.637481906">
            <text:p>179905,63748191</text:p>
          </table:table-cell>
          <table:table-cell table:style-name="ce1" office:value-type="float" office:value="179862.951932442">
            <text:p>179862,95193244</text:p>
          </table:table-cell>
          <table:table-cell table:style-name="ce1" office:value-type="float" office:value="179740.348033646">
            <text:p>179740,34803365</text:p>
          </table:table-cell>
          <table:table-cell table:number-columns-repeated="2" table:style-name="ce1" office:value-type="float" office:value="177133.305372802">
            <text:p>177133,30537280</text:p>
          </table:table-cell>
          <table:table-cell table:style-name="ce1" office:value-type="float" office:value="177129.716016328">
            <text:p>177129,71601633</text:p>
          </table:table-cell>
          <table:table-cell table:number-columns-repeated="2" table:style-name="ce1" office:value-type="float" office:value="176986.561982576">
            <text:p>176986,56198258</text:p>
          </table:table-cell>
          <table:table-cell table:style-name="ce1" office:value-type="float" office:value="176594.537586759">
            <text:p>176594,53758676</text:p>
          </table:table-cell>
          <table:table-cell table:style-name="ce1" office:value-type="float" office:value="175956.051636616">
            <text:p>175956,05163662</text:p>
          </table:table-cell>
          <table:table-cell table:number-columns-repeated="24" table:style-name="ce1" office:value-type="float" office:value="175646.948586791">
            <text:p>175646,9485867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office:value-type="float" office:value="844">
            <text:p>844</text:p>
          </table:table-cell>
          <table:table-cell table:number-columns-repeated="4" office:value-type="float" office:value="999">
            <text:p>999</text:p>
          </table:table-cell>
          <table:table-cell office:value-type="float" office:value="1531">
            <text:p>1531</text:p>
          </table:table-cell>
          <table:table-cell table:number-columns-repeated="5" office:value-type="float" office:value="1728">
            <text:p>1728</text:p>
          </table:table-cell>
          <table:table-cell office:value-type="float" office:value="2363">
            <text:p>2363</text:p>
          </table:table-cell>
          <table:table-cell table:number-columns-repeated="3" office:value-type="float" office:value="2542">
            <text:p>2542</text:p>
          </table:table-cell>
          <table:table-cell office:value-type="float" office:value="2954">
            <text:p>2954</text:p>
          </table:table-cell>
          <table:table-cell table:number-columns-repeated="3" office:value-type="float" office:value="3032">
            <text:p>3032</text:p>
          </table:table-cell>
          <table:table-cell office:value-type="float" office:value="3515">
            <text:p>3515</text:p>
          </table:table-cell>
          <table:table-cell office:value-type="float" office:value="3626">
            <text:p>3626</text:p>
          </table:table-cell>
          <table:table-cell office:value-type="float" office:value="3791">
            <text:p>3791</text:p>
          </table:table-cell>
          <table:table-cell table:number-columns-repeated="2" office:value-type="float" office:value="3907">
            <text:p>3907</text:p>
          </table:table-cell>
          <table:table-cell office:value-type="float" office:value="4189">
            <text:p>4189</text:p>
          </table:table-cell>
          <table:table-cell table:number-columns-repeated="2" office:value-type="float" office:value="4325">
            <text:p>4325</text:p>
          </table:table-cell>
          <table:table-cell office:value-type="float" office:value="4609">
            <text:p>4609</text:p>
          </table:table-cell>
          <table:table-cell office:value-type="float" office:value="4766">
            <text:p>4766</text:p>
          </table:table-cell>
          <table:table-cell table:number-columns-repeated="24" office:value-type="float" office:value="4802">
            <text:p>4802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97480.844743785">
            <text:p>197480,84474379</text:p>
          </table:table-cell>
          <table:table-cell table:style-name="ce1" office:value-type="float" office:value="198964.286532225">
            <text:p>198964,28653223</text:p>
          </table:table-cell>
          <table:table-cell table:number-columns-repeated="2" table:style-name="ce1" office:value-type="float" office:value="197965.73030446">
            <text:p>197965,73030446</text:p>
          </table:table-cell>
          <table:table-cell table:number-columns-repeated="2" table:style-name="ce1" office:value-type="float" office:value="196910.670985627">
            <text:p>196910,67098563</text:p>
          </table:table-cell>
          <table:table-cell table:style-name="ce1" office:value-type="float" office:value="191337.27476191">
            <text:p>191337,27476191</text:p>
          </table:table-cell>
          <table:table-cell table:style-name="ce1" office:value-type="float" office:value="191273.501174094">
            <text:p>191273,50117409</text:p>
          </table:table-cell>
          <table:table-cell table:style-name="ce1" office:value-type="float" office:value="191118.883745452">
            <text:p>191118,88374545</text:p>
          </table:table-cell>
          <table:table-cell table:style-name="ce1" office:value-type="float" office:value="193188.933260217">
            <text:p>193188,93326022</text:p>
          </table:table-cell>
          <table:table-cell table:style-name="ce1" office:value-type="float" office:value="189402.29935326">
            <text:p>189402,29935326</text:p>
          </table:table-cell>
          <table:table-cell table:style-name="ce1" office:value-type="float" office:value="186083.732870039">
            <text:p>186083,73287004</text:p>
          </table:table-cell>
          <table:table-cell table:number-columns-repeated="2" table:style-name="ce1" office:value-type="float" office:value="186186.677799754">
            <text:p>186186,67779975</text:p>
          </table:table-cell>
          <table:table-cell table:number-columns-repeated="3" table:style-name="ce1" office:value-type="float" office:value="186066.197656271">
            <text:p>186066,19765627</text:p>
          </table:table-cell>
          <table:table-cell table:style-name="ce1" office:value-type="float" office:value="183979.904647305">
            <text:p>183979,90464731</text:p>
          </table:table-cell>
          <table:table-cell table:style-name="ce1" office:value-type="float" office:value="184549.392935402">
            <text:p>184549,39293540</text:p>
          </table:table-cell>
          <table:table-cell table:number-columns-repeated="2" table:style-name="ce1" office:value-type="float" office:value="183493.950966888">
            <text:p>183493,95096689</text:p>
          </table:table-cell>
          <table:table-cell table:style-name="ce1" office:value-type="float" office:value="182040.065500028">
            <text:p>182040,06550003</text:p>
          </table:table-cell>
          <table:table-cell table:style-name="ce1" office:value-type="float" office:value="180281.830959479">
            <text:p>180281,83095948</text:p>
          </table:table-cell>
          <table:table-cell table:style-name="ce1" office:value-type="float" office:value="181311.02929538">
            <text:p>181311,02929538</text:p>
          </table:table-cell>
          <table:table-cell table:style-name="ce1" office:value-type="float" office:value="180492.684108487">
            <text:p>180492,68410849</text:p>
          </table:table-cell>
          <table:table-cell table:style-name="ce1" office:value-type="float" office:value="179991.066356296">
            <text:p>179991,06635630</text:p>
          </table:table-cell>
          <table:table-cell table:style-name="ce1" office:value-type="float" office:value="182346.541726891">
            <text:p>182346,54172689</text:p>
          </table:table-cell>
          <table:table-cell table:style-name="ce1" office:value-type="float" office:value="179780.685427205">
            <text:p>179780,68542721</text:p>
          </table:table-cell>
          <table:table-cell table:style-name="ce1" office:value-type="float" office:value="178011.859890378">
            <text:p>178011,85989038</text:p>
          </table:table-cell>
          <table:table-cell table:style-name="ce1" office:value-type="float" office:value="178014.410933841">
            <text:p>178014,41093384</text:p>
          </table:table-cell>
          <table:table-cell table:style-name="ce1" office:value-type="float" office:value="177129.716016328">
            <text:p>177129,71601633</text:p>
          </table:table-cell>
          <table:table-cell table:style-name="ce1" office:value-type="float" office:value="177626.846420356">
            <text:p>177626,84642036</text:p>
          </table:table-cell>
          <table:table-cell table:style-name="ce1" office:value-type="float" office:value="177249.222367104">
            <text:p>177249,22236710</text:p>
          </table:table-cell>
          <table:table-cell table:style-name="ce1" office:value-type="float" office:value="176594.537586759">
            <text:p>176594,53758676</text:p>
          </table:table-cell>
          <table:table-cell table:style-name="ce1" office:value-type="float" office:value="175956.051636616">
            <text:p>175956,05163662</text:p>
          </table:table-cell>
          <table:table-cell table:style-name="ce1" office:value-type="float" office:value="179647.804592206">
            <text:p>179647,80459221</text:p>
          </table:table-cell>
          <table:table-cell table:style-name="ce1" office:value-type="float" office:value="178570.878869803">
            <text:p>178570,87886980</text:p>
          </table:table-cell>
          <table:table-cell table:style-name="ce1" office:value-type="float" office:value="178587.08731152">
            <text:p>178587,08731152</text:p>
          </table:table-cell>
          <table:table-cell table:style-name="ce1" office:value-type="float" office:value="178466.579647496">
            <text:p>178466,57964750</text:p>
          </table:table-cell>
          <table:table-cell table:number-columns-repeated="2" table:style-name="ce1" office:value-type="float" office:value="178330.07418284">
            <text:p>178330,07418284</text:p>
          </table:table-cell>
          <table:table-cell table:style-name="ce1" office:value-type="float" office:value="178217.718211018">
            <text:p>178217,71821102</text:p>
          </table:table-cell>
          <table:table-cell table:style-name="ce1" office:value-type="float" office:value="177529.642955852">
            <text:p>177529,64295585</text:p>
          </table:table-cell>
          <table:table-cell table:style-name="ce1" office:value-type="float" office:value="176881.136041077">
            <text:p>176881,13604108</text:p>
          </table:table-cell>
          <table:table-cell table:style-name="ce1" office:value-type="float" office:value="176286.791854618">
            <text:p>176286,79185462</text:p>
          </table:table-cell>
          <table:table-cell table:style-name="ce1" office:value-type="float" office:value="176320.608587822">
            <text:p>176320,60858782</text:p>
          </table:table-cell>
          <table:table-cell table:style-name="ce1" office:value-type="float" office:value="176274.483280998">
            <text:p>176274,48328100</text:p>
          </table:table-cell>
          <table:table-cell table:style-name="ce1" office:value-type="float" office:value="176285.864143338">
            <text:p>176285,86414334</text:p>
          </table:table-cell>
          <table:table-cell table:style-name="ce1" office:value-type="float" office:value="183171.05320304">
            <text:p>183171,05320304</text:p>
          </table:table-cell>
          <table:table-cell table:style-name="ce1" office:value-type="float" office:value="183408.697821971">
            <text:p>183408,69782197</text:p>
          </table:table-cell>
          <table:table-cell table:style-name="ce1" office:value-type="float" office:value="182378.206320829">
            <text:p>182378,20632083</text:p>
          </table:table-cell>
          <table:table-cell table:style-name="ce1" office:value-type="float" office:value="182421.484300379">
            <text:p>182421,48430038</text:p>
          </table:table-cell>
          <table:table-cell table:style-name="ce1" office:value-type="float" office:value="182598.278288206">
            <text:p>182598,27828821</text:p>
          </table:table-cell>
          <table:table-cell table:style-name="ce1" office:value-type="float" office:value="183759.028681231">
            <text:p>183759,02868123</text:p>
          </table:table-cell>
          <table:table-cell table:style-name="ce1" office:value-type="float" office:value="183467.0497875">
            <text:p>183467,04978750</text:p>
          </table:table-cell>
          <table:table-cell table:style-name="ce1" office:value-type="float" office:value="183450.05481589">
            <text:p>183450,05481589</text:p>
          </table:table-cell>
          <table:table-cell table:style-name="ce1" office:value-type="float" office:value="183536.697715376">
            <text:p>183536,69771538</text:p>
          </table:table-cell>
          <table:table-cell table:style-name="ce1" office:value-type="float" office:value="183527.458437441">
            <text:p>183527,45843744</text:p>
          </table:table-cell>
          <table:table-cell table:style-name="ce1" office:value-type="float" office:value="182990.997603246">
            <text:p>182990,99760325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13">
            <text:p>113</text:p>
          </table:table-cell>
          <table:table-cell office:value-type="float" office:value="250">
            <text:p>250</text:p>
          </table:table-cell>
          <table:table-cell office:value-type="float" office:value="386">
            <text:p>386</text:p>
          </table:table-cell>
          <table:table-cell office:value-type="float" office:value="522">
            <text:p>522</text:p>
          </table:table-cell>
          <table:table-cell office:value-type="float" office:value="657">
            <text:p>657</text:p>
          </table:table-cell>
          <table:table-cell office:value-type="float" office:value="793">
            <text:p>793</text:p>
          </table:table-cell>
          <table:table-cell office:value-type="float" office:value="930">
            <text:p>930</text:p>
          </table:table-cell>
          <table:table-cell office:value-type="float" office:value="1066">
            <text:p>1066</text:p>
          </table:table-cell>
          <table:table-cell office:value-type="float" office:value="1202">
            <text:p>1202</text:p>
          </table:table-cell>
          <table:table-cell office:value-type="float" office:value="1338">
            <text:p>1338</text:p>
          </table:table-cell>
          <table:table-cell office:value-type="float" office:value="1476">
            <text:p>1476</text:p>
          </table:table-cell>
          <table:table-cell office:value-type="float" office:value="1615">
            <text:p>1615</text:p>
          </table:table-cell>
          <table:table-cell office:value-type="float" office:value="1752">
            <text:p>1752</text:p>
          </table:table-cell>
          <table:table-cell office:value-type="float" office:value="1890">
            <text:p>1890</text:p>
          </table:table-cell>
          <table:table-cell office:value-type="float" office:value="2028">
            <text:p>2028</text:p>
          </table:table-cell>
          <table:table-cell office:value-type="float" office:value="2166">
            <text:p>2166</text:p>
          </table:table-cell>
          <table:table-cell office:value-type="float" office:value="2304">
            <text:p>2304</text:p>
          </table:table-cell>
          <table:table-cell office:value-type="float" office:value="2441">
            <text:p>2441</text:p>
          </table:table-cell>
          <table:table-cell office:value-type="float" office:value="2578">
            <text:p>2578</text:p>
          </table:table-cell>
          <table:table-cell office:value-type="float" office:value="2716">
            <text:p>2716</text:p>
          </table:table-cell>
          <table:table-cell office:value-type="float" office:value="2854">
            <text:p>2854</text:p>
          </table:table-cell>
          <table:table-cell office:value-type="float" office:value="2993">
            <text:p>2993</text:p>
          </table:table-cell>
          <table:table-cell office:value-type="float" office:value="3130">
            <text:p>3130</text:p>
          </table:table-cell>
          <table:table-cell office:value-type="float" office:value="3268">
            <text:p>3268</text:p>
          </table:table-cell>
          <table:table-cell office:value-type="float" office:value="3405">
            <text:p>3405</text:p>
          </table:table-cell>
          <table:table-cell office:value-type="float" office:value="3543">
            <text:p>3543</text:p>
          </table:table-cell>
          <table:table-cell office:value-type="float" office:value="3681">
            <text:p>3681</text:p>
          </table:table-cell>
          <table:table-cell office:value-type="float" office:value="3819">
            <text:p>3819</text:p>
          </table:table-cell>
          <table:table-cell office:value-type="float" office:value="3956">
            <text:p>3956</text:p>
          </table:table-cell>
          <table:table-cell office:value-type="float" office:value="4094">
            <text:p>4094</text:p>
          </table:table-cell>
          <table:table-cell office:value-type="float" office:value="4233">
            <text:p>4233</text:p>
          </table:table-cell>
          <table:table-cell office:value-type="float" office:value="4369">
            <text:p>4369</text:p>
          </table:table-cell>
          <table:table-cell office:value-type="float" office:value="4507">
            <text:p>4507</text:p>
          </table:table-cell>
          <table:table-cell office:value-type="float" office:value="4644">
            <text:p>4644</text:p>
          </table:table-cell>
          <table:table-cell office:value-type="float" office:value="4781">
            <text:p>4781</text:p>
          </table:table-cell>
          <table:table-cell office:value-type="float" office:value="4920">
            <text:p>4920</text:p>
          </table:table-cell>
          <table:table-cell office:value-type="float" office:value="5059">
            <text:p>5059</text:p>
          </table:table-cell>
          <table:table-cell office:value-type="float" office:value="5199">
            <text:p>5199</text:p>
          </table:table-cell>
          <table:table-cell office:value-type="float" office:value="5339">
            <text:p>5339</text:p>
          </table:table-cell>
          <table:table-cell office:value-type="float" office:value="5479">
            <text:p>5479</text:p>
          </table:table-cell>
          <table:table-cell office:value-type="float" office:value="5618">
            <text:p>5618</text:p>
          </table:table-cell>
          <table:table-cell office:value-type="float" office:value="5756">
            <text:p>5756</text:p>
          </table:table-cell>
          <table:table-cell office:value-type="float" office:value="5895">
            <text:p>5895</text:p>
          </table:table-cell>
          <table:table-cell office:value-type="float" office:value="6033">
            <text:p>6033</text:p>
          </table:table-cell>
          <table:table-cell office:value-type="float" office:value="6172">
            <text:p>6172</text:p>
          </table:table-cell>
          <table:table-cell office:value-type="float" office:value="6310">
            <text:p>6310</text:p>
          </table:table-cell>
          <table:table-cell office:value-type="float" office:value="6448">
            <text:p>6448</text:p>
          </table:table-cell>
          <table:table-cell office:value-type="float" office:value="6588">
            <text:p>6588</text:p>
          </table:table-cell>
          <table:table-cell office:value-type="float" office:value="6726">
            <text:p>6726</text:p>
          </table:table-cell>
          <table:table-cell office:value-type="float" office:value="6865">
            <text:p>6865</text:p>
          </table:table-cell>
          <table:table-cell office:value-type="float" office:value="7003">
            <text:p>7003</text:p>
          </table:table-cell>
          <table:table-cell office:value-type="float" office:value="7142">
            <text:p>7142</text:p>
          </table:table-cell>
          <table:table-cell office:value-type="float" office:value="7281">
            <text:p>7281</text:p>
          </table:table-cell>
          <table:table-cell office:value-type="float" office:value="7419">
            <text:p>7419</text:p>
          </table:table-cell>
          <table:table-cell office:value-type="float" office:value="7556">
            <text:p>7556</text:p>
          </table:table-cell>
          <table:table-cell office:value-type="float" office:value="7695">
            <text:p>7695</text:p>
          </table:table-cell>
          <table:table-cell office:value-type="float" office:value="7834">
            <text:p>7834</text:p>
          </table:table-cell>
          <table:table-cell office:value-type="float" office:value="7974">
            <text:p>7974</text:p>
          </table:table-cell>
          <table:table-cell office:value-type="float" office:value="8112">
            <text:p>811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0553.687122266">
            <text:p>180553,69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33451708.0760429">
            <text:p>33451708,08</text:p>
          </table:table-cell>
          <table:table-cell table:number-columns-repeated="58"/>
        </table:table-row>
        <table:table-row table:style-name="ro1" table:number-rows-repeated="3">
          <table:table-cell table:number-columns-repeated="60"/>
        </table:table-row>
        <table:table-row table:style-name="ro1">
          <table:table-cell>
            <draw:frame table:end-cell-address="Hoja1.F28" table:end-x="0.94cm" table:end-y="0.06cm" draw:z-index="0" draw:style-name="gr1" svg:width="17.017cm" svg:height="6.986cm" svg:x="2.74cm" svg:y="0.3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1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11:53</dc:date>
    <meta:editing-cycles>1</meta:editing-cycles>
    <meta:editing-duration>PT4M26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018cm" svg:height="6.987cm" chart:class="chart:scatter" chart:style-name="ch1">
        <chart:title svg:x="7.464cm" svg:y="0.14cm" chart:style-name="ch2">
          <text:p>prueba # 0</text:p>
        </chart:title>
        <chart:legend chart:legend-position="end" svg:x="15.288cm" svg:y="3.186cm" chart:style-name="ch3"/>
        <chart:plot-area chart:style-name="ch4" table:cell-range-address="Hoja1.A1:Hoja1.BH2" chart:data-source-has-labels="column" svg:x="0.479cm" svg:y="0.782cm" svg:width="14.469cm" svg:height="5.988cm">
          <chart:axis chart:dimension="x" chart:name="primary-x" chart:style-name="ch5">
            <chart:title svg:x="7.47cm" svg:y="6.312cm" chart:style-name="ch6">
              <text:p>tiempo </text:p>
            </chart:title>
          </chart:axis>
          <chart:axis chart:dimension="y" chart:name="primary-y" chart:style-name="ch7">
            <chart:title svg:x="0.341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15">
                <text:p>10015</text:p>
              </table:table-cell>
              <table:table-cell office:value-type="float" office:value="15031">
                <text:p>15031</text:p>
              </table:table-cell>
              <table:table-cell office:value-type="float" office:value="20031">
                <text:p>20031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31">
                <text:p>35031</text:p>
              </table:table-cell>
              <table:table-cell office:value-type="float" office:value="40000">
                <text:p>40000</text:p>
              </table:table-cell>
              <table:table-cell office:value-type="float" office:value="45015">
                <text:p>45015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15">
                <text:p>60015</text:p>
              </table:table-cell>
              <table:table-cell office:value-type="float" office:value="65000">
                <text:p>65000</text:p>
              </table:table-cell>
              <table:table-cell office:value-type="float" office:value="70031">
                <text:p>70031</text:p>
              </table:table-cell>
              <table:table-cell office:value-type="float" office:value="75015">
                <text:p>75015</text:p>
              </table:table-cell>
              <table:table-cell office:value-type="float" office:value="80000">
                <text:p>80000</text:p>
              </table:table-cell>
              <table:table-cell office:value-type="float" office:value="85015">
                <text:p>85015</text:p>
              </table:table-cell>
              <table:table-cell office:value-type="float" office:value="90031">
                <text:p>90031</text:p>
              </table:table-cell>
              <table:table-cell office:value-type="float" office:value="95031">
                <text:p>95031</text:p>
              </table:table-cell>
              <table:table-cell office:value-type="float" office:value="100031">
                <text:p>100031</text:p>
              </table:table-cell>
              <table:table-cell office:value-type="float" office:value="105000">
                <text:p>105000</text:p>
              </table:table-cell>
              <table:table-cell office:value-type="float" office:value="110015">
                <text:p>110015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15">
                <text:p>135015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31">
                <text:p>155031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15">
                <text:p>185015</text:p>
              </table:table-cell>
              <table:table-cell office:value-type="float" office:value="190000">
                <text:p>190000</text:p>
              </table:table-cell>
              <table:table-cell office:value-type="float" office:value="195015">
                <text:p>195015</text:p>
              </table:table-cell>
              <table:table-cell office:value-type="float" office:value="200000">
                <text:p>200000</text:p>
              </table:table-cell>
              <table:table-cell office:value-type="float" office:value="205015">
                <text:p>205015</text:p>
              </table:table-cell>
              <table:table-cell office:value-type="float" office:value="210000">
                <text:p>210000</text:p>
              </table:table-cell>
              <table:table-cell office:value-type="float" office:value="215015">
                <text:p>215015</text:p>
              </table:table-cell>
              <table:table-cell office:value-type="float" office:value="220000">
                <text:p>220000</text:p>
              </table:table-cell>
              <table:table-cell office:value-type="float" office:value="225031">
                <text:p>225031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15">
                <text:p>240015</text:p>
              </table:table-cell>
              <table:table-cell office:value-type="float" office:value="245000">
                <text:p>245000</text:p>
              </table:table-cell>
              <table:table-cell office:value-type="float" office:value="250015">
                <text:p>250015</text:p>
              </table:table-cell>
              <table:table-cell office:value-type="float" office:value="255000">
                <text:p>255000</text:p>
              </table:table-cell>
              <table:table-cell office:value-type="float" office:value="260031">
                <text:p>260031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15">
                <text:p>290015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2193.159662487">
                <text:p>192193.159662487</text:p>
              </table:table-cell>
              <table:table-cell office:value-type="float" office:value="192193.159662487">
                <text:p>192193.159662487</text:p>
              </table:table-cell>
              <table:table-cell office:value-type="float" office:value="192193.159662487">
                <text:p>192193.159662487</text:p>
              </table:table-cell>
              <table:table-cell office:value-type="float" office:value="192193.159662487">
                <text:p>192193.159662487</text:p>
              </table:table-cell>
              <table:table-cell office:value-type="float" office:value="192193.159662487">
                <text:p>192193.159662487</text:p>
              </table:table-cell>
              <table:table-cell office:value-type="float" office:value="192193.159662487">
                <text:p>192193.159662487</text:p>
              </table:table-cell>
              <table:table-cell office:value-type="float" office:value="190562.024182535">
                <text:p>190562.024182535</text:p>
              </table:table-cell>
              <table:table-cell office:value-type="float" office:value="187473.903814908">
                <text:p>187473.903814908</text:p>
              </table:table-cell>
              <table:table-cell office:value-type="float" office:value="187473.903814908">
                <text:p>187473.903814908</text:p>
              </table:table-cell>
              <table:table-cell office:value-type="float" office:value="187473.903814908">
                <text:p>187473.903814908</text:p>
              </table:table-cell>
              <table:table-cell office:value-type="float" office:value="187473.903814908">
                <text:p>187473.903814908</text:p>
              </table:table-cell>
              <table:table-cell office:value-type="float" office:value="186083.732870039">
                <text:p>186083.732870039</text:p>
              </table:table-cell>
              <table:table-cell office:value-type="float" office:value="185052.021372641">
                <text:p>185052.021372641</text:p>
              </table:table-cell>
              <table:table-cell office:value-type="float" office:value="185052.021372641">
                <text:p>185052.021372641</text:p>
              </table:table-cell>
              <table:table-cell office:value-type="float" office:value="185052.021372641">
                <text:p>185052.021372641</text:p>
              </table:table-cell>
              <table:table-cell office:value-type="float" office:value="185052.021372641">
                <text:p>185052.021372641</text:p>
              </table:table-cell>
              <table:table-cell office:value-type="float" office:value="185052.021372641">
                <text:p>185052.021372641</text:p>
              </table:table-cell>
              <table:table-cell office:value-type="float" office:value="183979.904647305">
                <text:p>183979.904647305</text:p>
              </table:table-cell>
              <table:table-cell office:value-type="float" office:value="182628.63218538">
                <text:p>182628.63218538</text:p>
              </table:table-cell>
              <table:table-cell office:value-type="float" office:value="182628.63218538">
                <text:p>182628.63218538</text:p>
              </table:table-cell>
              <table:table-cell office:value-type="float" office:value="182628.63218538">
                <text:p>182628.63218538</text:p>
              </table:table-cell>
              <table:table-cell office:value-type="float" office:value="182040.065500028">
                <text:p>182040.065500028</text:p>
              </table:table-cell>
              <table:table-cell office:value-type="float" office:value="180281.830959479">
                <text:p>180281.830959479</text:p>
              </table:table-cell>
              <table:table-cell office:value-type="float" office:value="180281.830959479">
                <text:p>180281.830959479</text:p>
              </table:table-cell>
              <table:table-cell office:value-type="float" office:value="180281.830959479">
                <text:p>180281.830959479</text:p>
              </table:table-cell>
              <table:table-cell office:value-type="float" office:value="179905.637481906">
                <text:p>179905.637481906</text:p>
              </table:table-cell>
              <table:table-cell office:value-type="float" office:value="179862.951932442">
                <text:p>179862.951932442</text:p>
              </table:table-cell>
              <table:table-cell office:value-type="float" office:value="179740.348033646">
                <text:p>179740.348033646</text:p>
              </table:table-cell>
              <table:table-cell office:value-type="float" office:value="177133.305372802">
                <text:p>177133.305372802</text:p>
              </table:table-cell>
              <table:table-cell office:value-type="float" office:value="177133.305372802">
                <text:p>177133.305372802</text:p>
              </table:table-cell>
              <table:table-cell office:value-type="float" office:value="177129.716016328">
                <text:p>177129.716016328</text:p>
              </table:table-cell>
              <table:table-cell office:value-type="float" office:value="176986.561982576">
                <text:p>176986.561982576</text:p>
              </table:table-cell>
              <table:table-cell office:value-type="float" office:value="176986.561982576">
                <text:p>176986.561982576</text:p>
              </table:table-cell>
              <table:table-cell office:value-type="float" office:value="176594.537586759">
                <text:p>176594.537586759</text:p>
              </table:table-cell>
              <table:table-cell office:value-type="float" office:value="175956.051636616">
                <text:p>175956.051636616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  <table:table-cell office:value-type="float" office:value="175646.948586791">
                <text:p>175646.948586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